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top="0.423cm" fo:margin-bottom="0.353cm">
        <style:tab-stops>
          <style:tab-stop style:position="0.011cm"/>
        </style:tab-stops>
      </style:paragraph-properties>
    </style:style>
    <style:style style:name="P34" style:family="paragraph" style:parent-style-name="Normal">
      <style:paragraph-properties fo:margin-top="0.423cm" fo:margin-bottom="0.353cm">
        <style:tab-stops>
          <style:tab-stop style:position="0.635cm"/>
        </style:tab-stops>
      </style:paragraph-properties>
    </style:style>
    <style:style style:name="P35" style:family="paragraph" style:parent-style-name="Normal">
      <style:paragraph-properties fo:margin-top="0.423cm" fo:margin-bottom="0.106cm"/>
      <style:text-properties fo:font-weight="bold" style:font-weight-asian="bold"/>
    </style:style>
    <style:style style:name="P36" style:family="paragraph" style:parent-style-name="Normal">
      <style:paragraph-properties fo:margin-top="0.423cm" fo:margin-bottom="0.106cm"/>
      <style:text-properties fo:font-weight="bold" style:font-weight-asian="bold" style:font-weight-complex="bold"/>
    </style:style>
    <style:style style:name="P37" style:family="paragraph" style:parent-style-name="Normal">
      <style:paragraph-properties fo:margin-top="0.423cm" fo:margin-bottom="0.106cm"/>
      <style:text-properties fo:font-weight="normal" style:font-weight-asian="normal" style:font-weight-complex="normal"/>
    </style:style>
    <style:style style:name="P38" style:family="paragraph" style:parent-style-name="Normal">
      <style:paragraph-properties fo:margin-top="0cm" fo:margin-bottom="0.101cm"/>
    </style:style>
    <style:style style:name="P39" style:family="paragraph" style:parent-style-name="Normal">
      <style:paragraph-properties fo:margin-top="0.106cm" fo:margin-bottom="0cm"/>
    </style:style>
    <style:style style:name="P40" style:family="paragraph" style:parent-style-name="Normal">
      <style:paragraph-properties fo:margin-top="0.106cm" fo:margin-bottom="0cm"/>
      <style:text-properties style:font-size-complex="10pt"/>
    </style:style>
    <style:style style:name="P41" style:family="paragraph" style:parent-style-name="Normal">
      <style:paragraph-properties fo:margin-top="0cm" fo:margin-bottom="0.106cm"/>
      <style:text-properties style:font-size-complex="10pt"/>
    </style:style>
    <style:style style:name="P42" style:family="paragraph" style:parent-style-name="Normal">
      <style:paragraph-properties fo:margin-top="0.212cm" fo:margin-bottom="0.212cm"/>
      <style:text-properties style:font-size-complex="10pt"/>
    </style:style>
    <style:style style:name="P43" style:family="paragraph" style:parent-style-name="Normal">
      <style:paragraph-properties fo:margin-top="0.199cm" fo:margin-bottom="0.199cm"/>
    </style:style>
    <style:style style:name="P44" style:family="paragraph" style:parent-style-name="Normal">
      <style:paragraph-properties fo:margin-top="0.199cm" fo:margin-bottom="0cm"/>
    </style:style>
    <style:style style:name="P45"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6"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7"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48"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49" style:family="paragraph" style:parent-style-name="Normal">
      <style:paragraph-properties fo:margin-left="0.635cm" fo:margin-right="0cm" fo:text-indent="0cm" style:auto-text-indent="false">
        <style:tab-stops/>
      </style:paragraph-properties>
    </style:style>
    <style:style style:name="P50"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1" style:family="paragraph" style:parent-style-name="Normal">
      <style:paragraph-properties fo:margin-left="1.27cm" fo:margin-right="0cm" fo:text-indent="0cm" style:auto-text-indent="false">
        <style:tab-stops/>
      </style:paragraph-properties>
    </style:style>
    <style:style style:name="P52"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3" style:family="paragraph" style:parent-style-name="Normal">
      <style:paragraph-properties fo:background-color="#ffffff">
        <style:background-image/>
      </style:paragraph-properties>
    </style:style>
    <style:style style:name="P54"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5"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6" style:family="paragraph" style:parent-style-name="Normal">
      <style:paragraph-properties fo:margin-top="0cm" fo:margin-bottom="0.199cm"/>
    </style:style>
    <style:style style:name="P57"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58"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59"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60" style:family="paragraph" style:parent-style-name="Normal" style:list-style-name="L2"/>
    <style:style style:name="P61" style:family="paragraph" style:parent-style-name="Normal" style:list-style-name="L10"/>
    <style:style style:name="P62"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3"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4"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5"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6" style:family="paragraph" style:parent-style-name="Normal" style:list-style-name="L11">
      <style:paragraph-properties fo:margin-top="0cm" fo:margin-bottom="0cm" fo:orphans="0" fo:widows="0" fo:background-color="#ffffff" style:text-autospace="none">
        <style:background-image/>
      </style:paragraph-properties>
    </style:style>
    <style:style style:name="P67" style:family="paragraph" style:parent-style-name="Normal" style:list-style-name="L2">
      <style:paragraph-properties fo:margin-top="0.4cm" fo:margin-bottom="0.42cm"/>
    </style:style>
    <style:style style:name="P68" style:family="paragraph" style:parent-style-name="Normal" style:list-style-name="L2">
      <style:paragraph-properties fo:margin-top="0cm" fo:margin-bottom="0.199cm"/>
    </style:style>
    <style:style style:name="P69" style:family="paragraph" style:parent-style-name="Normal" style:list-style-name="L3">
      <style:paragraph-properties fo:margin-left="1.249cm" fo:margin-right="0cm" fo:margin-top="0cm" fo:margin-bottom="0.106cm" fo:text-indent="-0.63cm" style:auto-text-indent="false">
        <style:tab-stops/>
      </style:paragraph-properties>
    </style:style>
    <style:style style:name="P70" style:family="paragraph" style:parent-style-name="Normal" style:list-style-name="L3">
      <style:paragraph-properties fo:margin-left="0cm" fo:margin-right="0cm" fo:margin-top="0cm" fo:margin-bottom="0.199cm" fo:text-indent="0.609cm" style:auto-text-indent="false">
        <style:tab-stops>
          <style:tab-stop style:position="1.455cm"/>
        </style:tab-stops>
      </style:paragraph-properties>
    </style:style>
    <style:style style:name="P71" style:family="paragraph" style:parent-style-name="Normal" style:list-style-name="L2">
      <style:paragraph-properties fo:margin-left="0.714cm" fo:margin-right="0cm" fo:margin-top="0.423cm" fo:margin-bottom="0.199cm" fo:text-indent="-0.767cm" style:auto-text-indent="false">
        <style:tab-stops>
          <style:tab-stop style:position="-0.714cm"/>
          <style:tab-stop style:position="0.688cm"/>
          <style:tab-stop style:position="0.9cm"/>
          <style:tab-stop style:position="0.979cm"/>
          <style:tab-stop style:position="1.217cm"/>
        </style:tab-stops>
      </style:paragraph-properties>
    </style:style>
    <style:style style:name="P72" style:family="paragraph" style:parent-style-name="Normal" style:list-style-name="L2">
      <style:paragraph-properties fo:margin-left="0cm" fo:margin-right="0cm" fo:margin-top="0cm" fo:margin-bottom="0.199cm" fo:text-indent="0cm" style:auto-text-indent="false"/>
    </style:style>
    <style:style style:name="P73" style:family="paragraph" style:parent-style-name="Normal" style:list-style-name="L4">
      <style:paragraph-properties fo:margin-top="0cm" fo:margin-bottom="0.101cm"/>
    </style:style>
    <style:style style:name="P74" style:family="paragraph" style:parent-style-name="Normal" style:list-style-name="L5">
      <style:paragraph-properties fo:margin-top="0cm" fo:margin-bottom="0.101cm"/>
    </style:style>
    <style:style style:name="P75" style:family="paragraph" style:parent-style-name="Normal" style:list-style-name="L6">
      <style:paragraph-properties fo:margin-top="0.199cm" fo:margin-bottom="0cm"/>
    </style:style>
    <style:style style:name="P76" style:family="paragraph" style:parent-style-name="Normal" style:list-style-name="L7">
      <style:paragraph-properties fo:margin-top="0.199cm" fo:margin-bottom="0cm"/>
    </style:style>
    <style:style style:name="P77"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8" style:family="paragraph" style:parent-style-name="List_20_Paragraph" style:list-style-name="L9"/>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a31515" style:font-name="Courier New" fo:font-size="9pt" style:font-size-asian="9pt" style:font-name-complex="Courier New" style:font-size-complex="9pt"/>
    </style:style>
    <style:style style:name="T28" style:family="text">
      <style:text-properties fo:color="#a31515" style:font-name="Courier New" fo:font-weight="bold" style:font-weight-asian="bold" style:font-name-complex="Courier New" style:font-size-complex="10pt"/>
    </style:style>
    <style:style style:name="T29" style:family="text">
      <style:text-properties fo:color="#008080" style:font-name="Courier New"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font-weight="normal" style:font-weight-asian="normal" style:font-weight-complex="normal"/>
    </style:style>
    <style:style style:name="T32" style:family="text">
      <style:text-properties fo:font-weight="normal" style:font-weight-asian="normal" style:font-size-complex="10pt" style:font-weight-complex="normal"/>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row>
          <table:table-cell table:style-name="Table1.A11" office:value-type="string">
            <text:p text:style-name="P12">08.04.2014</text:p>
          </table:table-cell>
          <table:table-cell table:style-name="Table1.A11" office:value-type="string">
            <text:p text:style-name="P12">1.7.3</text:p>
          </table:table-cell>
          <table:table-cell table:style-name="Table1.A11" office:value-type="string">
            <text:p text:style-name="P12">ReceiveDocuments päringu vastuvõetavate dokumentide arvu on võimalik client_config.xml'is seadistada parameetriga receive_documents_amount</text:p>
          </table:table-cell>
          <table:table-cell table:style-name="Table1.A11" office:value-type="string">
            <text:p text:style-name="P12">Hendrik Pärna</text:p>
          </table:table-cell>
        </table:table-row>
        <table:table-row>
          <table:table-cell table:style-name="Table1.A11" office:value-type="string">
            <text:p text:style-name="P12">03.07.2014</text:p>
          </table:table-cell>
          <table:table-cell table:style-name="Table1.A11" office:value-type="string">
            <text:p text:style-name="P12">1.7.6</text:p>
          </table:table-cell>
          <table:table-cell table:style-name="Table1.A11" office:value-type="string">
            <text:p text:style-name="P12">Täiendatud paigalduse järeltingimusi</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0716067" text:style-name="L1">
        <text:list-item>
          <text:p text:style-name="P62">Arvutis, kuhu dokumendivahetuskeskuse (DVK) klient paigaldatakse, peab olema installeeritud Java Runtime Environment (JRE) 1.6.0 või uuem.</text:p>
        </text:list-item>
        <text:list-item>
          <text:p text:style-name="P64">Liidestatav infosüsteem peab kasutama ühte järgmistest andmebaasiplatvormidest:</text:p>
          <text:list>
            <text:list-item>
              <text:p text:style-name="P65">Microsoft SQL Server 2000 või uuem</text:p>
            </text:list-item>
            <text:list-item>
              <text:p text:style-name="P65">Oracle 10g või uuem</text:p>
            </text:list-item>
            <text:list-item>
              <text:p text:style-name="P65">PostgreSQL 8.0 või uuem</text:p>
            </text:list-item>
            <text:list-item>
              <text:p text:style-name="P65">SQL Anywhere 9.0 või uuem</text:p>
            </text:list-item>
          </text:list>
        </text:list-item>
      </text:list>
      <text:p text:style-name="P17"><text:soft-page-break/></text:p>
      <text:h text:style-name="Heading_20_1" text:outline-level="1"><text:bookmark-start text:name="_Toc285204019"/>Paigaldamine<text:bookmark-end text:name="_Toc285204019"/></text:h>
      <text:list xml:id="list30733086" text:style-name="L2">
        <text:list-item>
          <text:p text:style-name="P60"><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60"><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60"><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60"><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0703897" text:continue-numbering="true" text:style-name="L2">
        <text:list-item>
          <text:p text:style-name="P67"><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60"><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60"><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68"><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text:span text:style-name="Default_20_Paragraph_20_Font"><text:span text:style-name="T3">https://svn.eesti.ee/projektid/dvk/client/trunk/sql/</text:span></text:span></text:a><text:span text:style-name="Default_20_Paragraph_20_Font"><text:span text:style-name="T3">.</text:span></text:span></text:p>
        </text:list-item>
      </text:list>
      <text:list xml:id="list30727600" text:style-name="L3">
        <text:list-item>
          <text:list>
            <text:list-item>
              <text:p text:style-name="P69"><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69"><text:span text:style-name="Default_20_Paragraph_20_Font"><text:span text:style-name="T3">Oracle puhul käivita </text:span></text:span><text:span text:style-name="Default_20_Paragraph_20_Font"><text:span text:style-name="T10">client_latest_oracle.sql</text:span></text:span></text:p>
            </text:list-item>
            <text:list-item>
              <text:p text:style-name="P69"><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70"><text:span text:style-name="Default_20_Paragraph_20_Font"><text:span text:style-name="T3">SQL Anywhere puhul käivita </text:span></text:span><text:span text:style-name="Default_20_Paragraph_20_Font"><text:span text:style-name="T10">client_latest_sqlanywhere.sql </text:span></text:span><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 andmebaasi loomisel ei ole jConnect JDBC draiveri jaoks vajalikke metaandmeid. Kõnealused metaandmed saab andmebaasile lisada ka andmebaasi haldusliidese kaudu.</text:span></text:span></text:p>
            </text:list-item>
          </text:list>
        </text:list-item>
      </text:list>
      <text:list xml:id="list33457368" text:style-name="L2">
        <text:list-item>
          <text:p text:style-name="P63"><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57"/>
      <text:p text:style-name="P58"><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58"><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57"><text:span text:style-name="Default_20_Paragraph_20_Font"><text:span text:style-name="T16"/></text:span></text:p>
      <text:p text:style-name="P56"><text:span text:style-name="Default_20_Paragraph_20_Font"><text:span text:style-name="T3"/></text:span></text:p>
      <text:list xml:id="list30729166" text:continue-list="list30703897" text:style-name="L2">
        <text:list-item>
          <text:p text:style-name="P71"><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72"><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3"><text:span text:style-name="Default_20_Paragraph_20_Font"><text:span text:style-name="T3">Järeltegevused, kui punktides 10. ja 11. loetletud tegevused toimisid vigadeta:</text:span></text:span></text:p>
      <text:list xml:id="list33452081" text:style-name="L2">
        <text:list-item text:start-value="1">
          <text:p text:style-name="P63"><text:soft-page-break/><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3"><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3"><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ööpäevas.<text:line-break/>Pikema kirjelduse vanade andmete kustutamise kohta leiad käesoleva dokumendi peatükist „Vanade dokumentide kustutamine universaalkliendi andmetabelitest“</text:span></text:span></text:p>
        </text:list-item>
        <text:list-item>
          <text:p text:style-name="P63"><text:span text:style-name="Default_20_Paragraph_20_Font"><text:span text:style-name="T3">Kui soovid, et universaalkliendi andmetabelites uuendatakse ADIT'isse saadetud dokumentide avamise staatus ehk DocumentRecipient.OPENED veergu, siis on vaja käivitada </text:span></text:span><text:span text:style-name="Default_20_Paragraph_20_Font"><text:span text:style-name="T10">start_get_send_status </text:span></text:span><text:span text:style-name="Default_20_Paragraph_20_Font"><text:span text:style-name="T32">skript. Soovitav on seadistada ka </text:span></text:span><text:span text:style-name="Default_20_Paragraph_20_Font"><text:span text:style-name="T10">start_get_send_status</text:span></text:span><text:span text:style-name="Default_20_Paragraph_20_Font"><text:span text:style-name="T32"> käivituma automaaselt sarnase loogika alusel nagu </text:span></text:span><text:span text:style-name="Default_20_Paragraph_20_Font"><text:span text:style-name="T10">start_all skript</text:span></text:span><text:span text:style-name="Default_20_Paragraph_20_Font"><text:span text:style-name="T32">.</text:span></text:span></text:p>
        </text:list-item>
      </text:list>
      <text:p text:style-name="P18"/>
      <text:h text:style-name="Heading_20_1" text:outline-level="1"><text:bookmark-start text:name="_Toc285204020"/><text:bookmark-start text:name="konf"/>Konfiguratsioonifail dvk_client.properties<text:bookmark-end text:name="_Toc285204020"/><text:bookmark-end text:name="konf"/></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19"><text:span text:style-name="Default_20_Paragraph_20_Font"><text:span text:style-name="T13"/></text:span></text:p>
      <text:p text:style-name="P19"><text:span text:style-name="Default_20_Paragraph_20_Font"><text:span text:style-name="T20"># Adit andmekogu nimi mille poole klient vaikimisi pöördub</text:span></text:span></text:p>
      <text:p text:style-name="P19"><text:span text:style-name="Default_20_Paragraph_20_Font"><text:span text:style-name="T24">adit_producer_name</text:span></text:span><text:span text:style-name="Default_20_Paragraph_20_Font"><text:span text:style-name="T22"> </text:span></text:span><text:span text:style-name="Default_20_Paragraph_20_Font"><text:span text:style-name="T13">= ametlikud-dokumendid</text:span></text:span></text:p>
      <text:p text:style-name="P19"><text:span text:style-name="Default_20_Paragraph_20_Font"><text:span text:style-name="T13"/></text:span></text:p>
      <text:p text:style-name="P19"><text:span text:style-name="Default_20_Paragraph_20_Font"><text:span text:style-name="T20"># Aditis registreeritud infosüsteemi nimi, kellena pöördutakse ADIT'i poole</text:span></text:span></text:p>
      <text:p text:style-name="P19"><text:span text:style-name="Default_20_Paragraph_20_Font"><text:span text:style-name="T24">client_adit_information_system_name</text:span></text:span><text:span text:style-name="Default_20_Paragraph_20_Font"><text:span text:style-name="T22"> </text:span></text:span><text:span text:style-name="Default_20_Paragraph_20_Font"><text:span text:style-name="T13">= DHS</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oft-page-break/><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85204021"/><text:bookmark-start text:name="_Toc203835268"/>Konfiguratsioonimuutujate selgitused<text:bookmark-end text:name="_Toc285204021"/><text:bookmark-end text:name="_Toc203835268"/></text:h>
      <text:p text:style-name="P35">client_producer_name</text:p>
      <text:p text:style-name="P7">Andmekogu nimetus, mille poole DVK klient vaikimisi pöördub. Kui klient peaks vaikimisi andmeid vahetama DVK keskserveriga, siis on selle parameetri väärtuseks „dhl“.</text:p>
      <text:p text:style-name="P35">client_specification_version</text:p>
      <text:p text:style-name="P7">DVK spetsifikatsiooni versioon, millega universaalklient peaks oma töös ühilduma. Universaalklient ei kasuta oma töös uuemaid päringuid, kui siin märgitud spetsifikatsiooni versioon sisaldas.</text:p>
      <text:p text:style-name="P35">adit_producer_name</text:p>
      <text:p text:style-name="P37">Adit andmekogu nimi, mille poole DVK klient vaikimisi pöördub.</text:p>
      <text:p text:style-name="P36">client_adit_information_system_name</text:p>
      <text:p text:style-name="P35"><text:span text:style-name="Default_20_Paragraph_20_Font"><text:span text:style-name="T26">Adit_infosüsteem parameeter, mis lisatakse päringute tegemisel päisesse. Süsteemi nimetus millena on registreeritud aditisse. </text:span></text:span></text:p>
      <text:p text:style-name="P35">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5">client_service_url</text:p>
      <text:p text:style-name="P7"><text:soft-page-break/>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5">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5">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5">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5">client_keystore_password</text:p>
      <text:p text:style-name="P7">Asutuse võtmepaari sisaldava võtmehoidla avamiseks vajalik parool.</text:p>
      <text:p text:style-name="P7">Kasutatakse ainult juhul, kui universaalklient suhtleb turvaserveriga HTTPS protokolli kasutades.</text:p>
      <text:p text:style-name="P35">client_keystore_type</text:p>
      <text:p text:style-name="P38">Asutuse võtmepaari sisaldava võtmehoidla tüüp. Võimalikud väärtused on:</text:p>
      <text:list xml:id="list30731114" text:style-name="L4">
        <text:list-item>
          <text:p text:style-name="P73">jks</text:p>
        </text:list-item>
        <text:list-item>
          <text:p text:style-name="P73">pkcs12</text:p>
        </text:list-item>
      </text:list>
      <text:p text:style-name="P7">Kasutatakse ainult juhul, kui universaalklient suhtleb turvaserveriga HTTPS protokolli kasutades.</text:p>
      <text:p text:style-name="P35">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5">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5">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5">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text:soft-page-break/>Suurte dokumentide tükeldamine on kasulik selleks, et klient ega server ei peaks suuri andmehulki ühekorraga töötlema ja et andmete edastamisel DVK server või mõni vahepealne X-Tee turvaserver timeout-i tõttu tööd ei katkestaks.</text:p>
      <text:p text:style-name="P35">client_fragment_size_bytes</text:p>
      <text:p text:style-name="P7">Määrab, kui suurteks tükkideks andmed saatmisel ja vastuvõtmisel tükeldatakse.</text:p>
      <text:p text:style-name="P35">client_status_waiting_id</text:p>
      <text:p text:style-name="P7">Dokumendi staatuse „Ootel“ numbriline vaste kliendi andmetabelites.</text:p>
      <text:p text:style-name="P35">client_status_sending_id</text:p>
      <text:p text:style-name="P7">Dokumendi staatuse „Saatmisel“ numbriline vaste kliendi andmetabelites.</text:p>
      <text:p text:style-name="P35">client_status_sent_id</text:p>
      <text:p text:style-name="P7">Dokumendi staatuse „Saadetud“ numbriline vaste kliendi andmetabelites.</text:p>
      <text:p text:style-name="P35">client_status_canceled_id</text:p>
      <text:p text:style-name="P7">Dokumendi staatuse „Katkestatud“ numbriline vaste kliendi andmetabelites.</text:p>
      <text:p text:style-name="P35">client_status_received_id</text:p>
      <text:p text:style-name="P7">Dokumendi staatuse „Saabunud“ numbriline vaste kliendi andmetabelites.</text:p>
      <text:p text:style-name="P35">client_integrated_amphora_functions</text:p>
      <text:p text:style-name="P7">Lülitab sisse või välja teatud Amphora dokumendihaldustarkvarale spetsiifilised asutuste andmete sünkroniseerimise funktsioonid.</text:p>
      <text:p text:style-name="P35">log_errors</text:p>
      <text:p text:style-name="P7">Määrab, kas serveri töö käigus tekkivad vead kirjutatakse logifaili.</text:p>
      <text:p text:style-name="P35">error_log_file</text:p>
      <text:p text:style-name="P7">Vigade logifaili asukoht.</text:p>
      <text:p text:style-name="P35">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5">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5">mail.host</text:p>
      <text:p text:style-name="P7">E-posti serveri nimi või aadress. Kasutatakse administraatorile veateadete saatmiseks ja süsteemsete teadete saatmiseks DVK serveri kasutajatele.</text:p>
      <text:p text:style-name="P35">mail.from</text:p>
      <text:p text:style-name="P7">E-posti aadress, mille nimel DVK klient või server e-kirju välja saadab.</text:p>
      <text:p text:style-name="P35">mail.to</text:p>
      <text:p text:style-name="P7">E-posti aadress, kuhu DVK klient või server töös tekkinud vigade kohta e-kirju saadab.</text:p>
      <text:p text:style-name="P35"><text:soft-page-break/>test_config_file</text:p>
      <text:p text:style-name="P16">DVK testkliendi konfiguratsioonifaili asukoht.</text:p>
      <text:p text:style-name="P7">Reaalses töös ei lähe seda seadistust vaja.</text:p>
      <text:p text:style-name="P35">test_person_id_code</text:p>
      <text:p text:style-name="P16">DVK testkliendi poolt X-Tee päringute saatmisel kasutatav isikukood.</text:p>
      <text:p text:style-name="P7">Reaalses töös ei lähe seda seadistust vaja.</text:p>
      <text:p text:style-name="P35">test_org_code</text:p>
      <text:p text:style-name="P16">DVK testkliendi poolt X-Tee päringute saatmisel kasutatav asutuse registrikood.</text:p>
      <text:p text:style-name="P7">Reaalses töös ei lähe seda seadistust vaja.</text:p>
      <text:p text:style-name="P35">test_log_file</text:p>
      <text:p text:style-name="P16">DVK testkliendi logifaili asukoht.</text:p>
      <text:p text:style-name="P7">Reaalses töös ei lähe seda seadistust vaja.</text:p>
      <text:p text:style-name="P35">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Toc285204022"/><text:bookmark-start text:name="_Ref135130446"/>Konfiguratsioonifail client_config.xml<text:bookmark-end text:name="_Toc285204022"/><text:bookmark-end text:name="_Ref135130446"/></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0">Andmebaasi tüüp.</text:p>
            <text:p text:style-name="P41">Valikud: MSSQL, MSSQL2005, ORACLE_10G, ORACLE_11G, POSTGRE, SQLANYWHERE.</text:p>
            <text:p text:style-name="P41"/>
            <text:p text:style-name="P41">MSSQL = Microsoft SQL Server 2000</text:p>
            <text:p text:style-name="P41">MSSQL2005 = Microsoft SQL Server 2005, 2008 või 2008 R2</text:p>
            <text:p text:style-name="P41">ORACLE_10G = Oracle 10g</text:p>
            <text:p text:style-name="P41">ORACLE_11G = Oracle 11g</text:p>
            <text:p text:style-name="P41">POSTGRE = Postgre SQL 8.0 või uuem</text:p>
            <text:p text:style-name="P41">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0">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0">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0">kasutatava andmebaasi nimi</text:p>
          </table:table-cell>
        </table:table-row>
        <table:table-row>
          <table:table-cell table:style-name="Table2.A1" office:value-type="string">
            <text:p text:style-name="P13">username</text:p>
          </table:table-cell>
          <table:table-cell table:style-name="Table2.A1" office:value-type="string">
            <text:p text:style-name="P40">andmebaasi kasutaja kasutajanimi</text:p>
          </table:table-cell>
        </table:table-row>
        <table:table-row>
          <table:table-cell table:style-name="Table2.A1" office:value-type="string">
            <text:p text:style-name="P13">password</text:p>
          </table:table-cell>
          <table:table-cell table:style-name="Table2.A1" office:value-type="string">
            <text:p text:style-name="P40">andmebaasi kasutaja parool</text:p>
          </table:table-cell>
        </table:table-row>
        <table:table-row>
          <table:table-cell table:style-name="Table2.A1" office:value-type="string">
            <text:p text:style-name="P13">process_name</text:p>
          </table:table-cell>
          <table:table-cell table:style-name="Table2.A1" office:value-type="string">
            <text:p text:style-name="P40">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0">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0">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0">Määrab, kas antud andmebaasiühendus on mõeldud ainult selleks, et mõne teise kohaliku andmebaasiga dokumente vahetada. Võimalikud väärtused:</text:p>
            <text:p text:style-name="P39"><text:span text:style-name="Default_20_Paragraph_20_Font"><text:span text:style-name="T9">true</text:span></text:span><text:span text:style-name="Default_20_Paragraph_20_Font"><text:span text:style-name="T3"> – sellisel juhul kasutab universaalklient antud </text:span></text:span><text:soft-page-break/><text:span text:style-name="Default_20_Paragraph_20_Font"><text:span text:style-name="T3">andmebaasiühendust ainult selleks, et sinna oma põhiandmebaasi(de)st vajadusel dokumente saata. Universaalklient ei ürita selles andmebaasis olevaid dokumente DVK keskserveriga sünkroniseerida ega ühelgi muul viisil välja saata. Kasulik juhul, kui antud andmebaasil on </text:span></text:span><text:span text:style-name="Default_20_Paragraph_20_Font"><text:span text:style-name="T3">oma eraldiseisev universaalklient juba olemas.</text:span></text:span></text:p>
            <text:p text:style-name="P39"><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39"><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0">Määrab, mitmest päevast vanemad dokumendid kustutatakse juhul, kui start_delete.cmd või start_delete.sh skript käivitatakse ilma parameetriteta. Kui antud parameeter jätta määramata või määrata parameetri väärtuseks 1-st väiksem arv, siis ei kustutata start_delete.cmd või start_delete.sh skripti käivitamisel ühtegi dokumenti.</text:p>
          </table:table-cell>
        </table:table-row>
      </table:table>
      <text:p text:style-name="P42">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2">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0">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40">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0">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0">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0">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0">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0">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40">kasutatava aditGetSendStatus päringu versiooni number</text:p>
          </table:table-cell>
        </table:table-row>
        <table:table-row>
          <table:table-cell table:style-name="Table3.A9" office:value-type="string">
            <text:p text:style-name="P13">receive_documents_amount</text:p>
          </table:table-cell>
          <table:table-cell table:style-name="Table3.A9" office:value-type="string">
            <text:p text:style-name="P40">receiveDocuments päringuga vastuvõetavate dokumentide arv.</text:p>
          </table:table-cell>
        </table:table-row>
      </table:table>
      <text:p text:style-name="P42">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oft-page-break/><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1&lt;/</text:span></text:span><text:span text:style-name="Default_20_Paragraph_20_Font"><text:span text:style-name="T24">adit_get_send_statu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Universaalkliendi seadistamine HTTPS protokolli kasutamiseks<text:bookmark-end text:name="_Toc285204023"/></text:h>
      <text:p text:style-name="P38">Kui andmevahetuseks X-Tee turvaserveriga kasutatakse HTTPS protokolli, siis tähendab see sisuliselt, et:</text:p>
      <text:list xml:id="list30732230" text:style-name="L5">
        <text:list-item>
          <text:p text:style-name="P74">turvaserver tõendab ennast universaalkliendile turvaserveri sertifikaadi abil;</text:p>
        </text:list-item>
        <text:list-item>
          <text:p text:style-name="P74">universaalklient tõendab päringu käivitanud asutuse turvaserverile asutuse sertifikaadi abil.</text:p>
        </text:list-item>
      </text:list>
      <text:p text:style-name="P43">See erineb mõnevõrra veebis kohatavast HTTPS kasutusest, kus ainult server peab oma identiteeti tõendama.</text:p>
      <text:p text:style-name="P43">Seega on universaalkliendi ja turvaserveri HTTPS andmevahetuse seadistamiseks vaja:</text:p>
      <text:list xml:id="list30731644" text:continue-numbering="true" text:style-name="L5">
        <text:list-item>
          <text:p text:style-name="P74">turvaserveri avalikku võtit (sertifikaati)</text:p>
        </text:list-item>
        <text:list-item>
          <text:p text:style-name="P74">asutuse avalikku ja privaatvõtit (võtmepaari konteinerit)</text:p>
        </text:list-item>
      </text:list>
      <text:p text:style-name="P44">Turvaserveri sertifikaat genereeritakse turvaserveris ja avaliku võtme saab eksportida „Konfiguratsioon“ -&gt; „Serverid“ -&gt; „Infosüsteemi serverid“ alajaotuses „Ekspordi sertifikaat“ käsuga.</text:p>
      <text:p text:style-name="P44">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4"/>
      <text:p text:style-name="P44">Universaalkliendi seadistamisel on vaja koostada vähemalt üks java võtmehoidla (keystore) fail. Selleks saab kasutada:</text:p>
      <text:list xml:id="list30726510" text:style-name="L6">
        <text:list-item>
          <text:p text:style-name="P75">Java bin kasutas asuvat käsurea programmi keytool</text:p>
        </text:list-item>
        <text:list-item>
          <text:p text:style-name="P75">graafilise kasutajaliidesega rakendust, näiteks Portecle (<text:a xlink:type="simple" xlink:href="http://sourceforge.net/projects/portecle/" office:target-frame-name="_top" xlink:show="replace">http://sourceforge.net/projects/portecle/</text:a>)</text:p>
        </text:list-item>
      </text:list>
      <text:p text:style-name="P44"/>
      <text:p text:style-name="P44">Universaalkliendi seadistamiseks toimi nii:</text:p>
      <text:list xml:id="list30702561" text:style-name="L7">
        <text:list-item>
          <text:p text:style-name="P76">Ekspordi turvaserveri sertifikaadi avalik võti ja paiguta see java võtmehoidla faili. Sertifikaadi eksportimisel väljastab turvaserver sertifikaadi PEM ja DER failidena. Võtmehoidla koostamiseks sobib neist ükskõik kumb.</text:p>
        </text:list-item>
      </text:list>
      <text:p text:style-name="P44">Keytool käsk võtmehoidla koostamiseks on järgmine:</text:p>
      <text:p text:style-name="P44">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0706615" text:continue-numbering="true" text:style-name="L7">
        <text:list-item>
          <text:p text:style-name="P76">Paiguta loodud võtmehoidla fail universaalkliendi juurkausta.</text:p>
        </text:list-item>
        <text:list-item>
          <text:p text:style-name="P76">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4">Keytool käsk võtmepaari importimiseks võtmehoidlasse on järgmine:</text:p>
      <text:p text:style-name="P44">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0723923" text:continue-numbering="true" text:style-name="L7">
        <text:list-item>
          <text:p text:style-name="P76">Väärtusta universaalkliendi konfiguratsioonifailis <text:span text:style-name="Default_20_Paragraph_20_Font"><text:span text:style-name="T11">dvk_client.properties</text:span></text:span> SSL ühenduse seaded.</text:p>
        </text:list-item>
      </text:list>
      <text:p text:style-name="P44">Kui asutuse võtmepaar asub eraldi failis, siis näeb seadistus välja umbes järgmine:</text:p>
      <text:p text:style-name="P31"/>
      <text:p text:style-name="P31"><text:soft-page-break/>#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4">Kui mitme asutuse võtmepaarid imporditi ühte võtmehoidlasse kokku,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4">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0702423" text:continue-numbering="true" text:style-name="L7">
        <text:list-item>
          <text:p text:style-name="P76">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0731447" text:style-name="L8">
        <text:list-item>
          <text:p text:style-name="P77">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5"/>
      <text:p text:style-name="P47"><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47"><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oft-page-break/><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text:span></text:span><text:span text:style-name="Default_20_Paragraph_20_Font"><text:span text:style-name="T27">ete_old_documents_after_d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text:span></text:span><text:span text:style-name="Default_20_Paragraph_20_Font"><text:span text:style-name="T27">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47"><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oft-page-break/><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text:span></text:span><text:span text:style-name="Default_20_Paragraph_20_Font"><text:span text:style-name="T27">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47"><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47"><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47"><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6"><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48"/>
      <text:p text:style-name="P49">Kui mõnel loetletud andmebaasidest on oma universaalklient juba olemas (s.t antud UK ei tohiks selle baasi andmeid DVK keskserveriga vahetada), siis tuleks selle andmebaasi kirjelduses elemendi <text:span text:style-name="Default_20_Paragraph_20_Font"><text:span text:style-name="T28">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8">dvk_settings</text:span></text:span>.</text:p>
      <text:list xml:id="list30727630" text:continue-numbering="true" text:style-name="L8">
        <text:list-item>
          <text:p text:style-name="P77">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text:soft-page-break/>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4"/>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0731879" text:style-name="L9">
        <text:list-item>
          <text:p text:style-name="P78">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78">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0709512" text:style-name="L10">
        <text:list-item>
          <text:p text:style-name="P61">Lae SVN serverist alla DVK projekt <text:a xlink:type="simple" xlink:href="https://svn.eesti.ee/projektid/dvk/core/" office:target-frame-name="_top" xlink:show="replace">https://svn.eesti.ee/projektid/dvk/</text:a></text:p>
        </text:list-item>
        <text:list-item>
          <text:p text:style-name="P61">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text:span></text:span><text:soft-page-break/><text:span text:style-name="Default_20_Paragraph_20_Font"><text:span text:style-name="T8">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1">on</text:span> vajalikud seadistada vaid siis, kui soovitakse käivitada ka serveri ja clienti integratsiooniteste.</text:p>
        </text:list-item>
        <text:list-item>
          <text:p text:style-name="P61">Lae alla Apache Maven versioon 2.x.x (<text:a xlink:type="simple" xlink:href="http://maven.apache.org/download.html" office:target-frame-name="_top" xlink:show="replace">http://maven.apache.org/download.html</text:a> ja vali sealt .zip fail).</text:p>
        </text:list-item>
        <text:list-item>
          <text:p text:style-name="P61">Paki allalaetud pakett lahti.</text:p>
        </text:list-item>
        <text:list-item>
          <text:p text:style-name="P61">Lisa [MAVEN2_HOME]/bin kataloog keskkonnamuutujasse „PATH“.</text:p>
        </text:list-item>
        <text:list-item>
          <text:p text:style-name="P61">Mine DVK projekti juurkataloogi ja käivita käsurealt järgmine käsklus:</text:p>
        </text:list-item>
      </text:list>
      <text:p text:style-name="P50">CMD&gt; mvn -P [PROFILE_NAME] package</text:p>
      <text:p text:style-name="P51">Kui edaspidi on mingil põhjusel vaja projekti uuesti kompilleerida, siis tasuks järgnevatel kompilleerimiskordadel enne pakendamist käivitada ka varasemate kompilleerimistulemuste puhastamine:</text:p>
      <text:p text:style-name="P52">CMD&gt; mvn clean</text:p>
      <text:p text:style-name="P52">CMD&gt; mvn -P [PROFILE_NAME] package</text:p>
      <text:list xml:id="list30728845" text:continue-numbering="true" text:style-name="L10">
        <text:list-item>
          <text:p text:style-name="P61">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9">log4j.rootLogger=INFO, R</text:span></text:span></text:p>
      <text:p text:style-name="P28"><text:span text:style-name="Default_20_Paragraph_20_Font"><text:span text:style-name="T29">log4j.appender.R=org.apache.log4j.RollingFileAppender</text:span></text:span></text:p>
      <text:p text:style-name="P28"><text:span text:style-name="Default_20_Paragraph_20_Font"><text:span text:style-name="T29">log4j.appender.R.File=dvk_client.log</text:span></text:span></text:p>
      <text:p text:style-name="P28"><text:span text:style-name="Default_20_Paragraph_20_Font"><text:span text:style-name="T29">log4j.appender.R.MaxFileSize=10MB</text:span></text:span></text:p>
      <text:p text:style-name="P28"><text:span text:style-name="Default_20_Paragraph_20_Font"><text:span text:style-name="T29">log4j.appender.R.MaxBackupIndex=10</text:span></text:span></text:p>
      <text:p text:style-name="P28"><text:span text:style-name="Default_20_Paragraph_20_Font"><text:span text:style-name="T29">log4j.appender.R.layout=org.apache.log4j.PatternLayout</text:span></text:span></text:p>
      <text:p text:style-name="P28"><text:span text:style-name="Default_20_Paragraph_20_Font"><text:span text:style-name="T29">log4j.appender.R.layout.ConversionPattern=%d{dd.MM.yyyy HH:mm:ss} [%t] %-5p %c %x - %m%n</text:span></text:span></text:p>
      <text:p text:style-name="P28"/>
      <text:p text:style-name="P53">Meile pakuvad huvi järgmised parameetrid:</text:p>
      <text:list xml:id="list30725814" text:style-name="L11">
        <text:list-item text:start-value="1">
          <text:p text:style-name="P66">Logifaili asukoht – logifaili asukoht on määratud järgmiselt:<text:line-break/></text:p>
        </text:list-item>
      </text:list>
      <text:p text:style-name="P54"/>
      <text:p text:style-name="P54"><text:span text:style-name="Default_20_Paragraph_20_Font"><text:span text:style-name="T30"><text:s text:c="3"/></text:span></text:span><text:span text:style-name="Default_20_Paragraph_20_Font"><text:span text:style-name="T29">log4j.appender.R.File=dvk_client.log</text:span></text:span></text:p>
      <text:p text:style-name="P54"/>
      <text:list xml:id="list30733074" text:continue-numbering="true" text:style-name="L11">
        <text:list-item>
          <text:p text:style-name="P66">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5"/>
      <text:p text:style-name="P55"><text:span text:style-name="Default_20_Paragraph_20_Font"><text:span text:style-name="T29">log4j.rootLogger=INFO, R</text:span></text:span></text:p>
      <text:p text:style-name="P54"/>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34cm" fo:margin-right="2.506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0">
      <draw:text-box>
       <text:p text:style-name="Footer"><text:span text:style-name="Page_20_Number"><text:span text:style-name="MT1"><text:page-number text:select-page="current">17</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7-03T10:56:15.03</dc:date>
    <meta:print-date>2014-04-02T16:59:42.32</meta:print-date>
    <meta:editing-cycles>37</meta:editing-cycles>
    <meta:editing-duration>PT22H22M35S</meta:editing-duration>
    <meta:printed-by>Jelizaveta Leo</meta:printed-by>
    <meta:document-statistic meta:table-count="3" meta:image-count="0" meta:object-count="0" meta:page-count="17" meta:paragraph-count="670" meta:word-count="3666" meta:character-count="40000"/>
    <meta:template xlink:type="simple" xlink:actuate="onRequest" xlink:title="" xlink:href="Normal.dotm"/>
  </office:meta>
</office:document-meta>
</file>